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177c95"/>
    </style:style>
    <style:style style:name="P2" style:family="paragraph" style:parent-style-name="Standard">
      <style:text-properties style:text-underline-style="solid" style:text-underline-width="auto" style:text-underline-color="font-color" officeooo:rsid="00177c95" officeooo:paragraph-rsid="00177c95"/>
    </style:style>
    <style:style style:name="P3" style:family="paragraph" style:parent-style-name="Standard">
      <style:text-properties style:text-underline-style="none" officeooo:rsid="00199067" officeooo:paragraph-rsid="00199067"/>
    </style:style>
    <style:style style:name="P4" style:family="paragraph" style:parent-style-name="Standard">
      <style:text-properties style:text-underline-style="none" officeooo:rsid="001b7c99" officeooo:paragraph-rsid="001b7c99"/>
    </style:style>
    <style:style style:name="P5" style:family="paragraph" style:parent-style-name="Standard">
      <style:text-properties style:text-underline-style="none" officeooo:rsid="001b9a08" officeooo:paragraph-rsid="001b9a08"/>
    </style:style>
    <style:style style:name="P6" style:family="paragraph" style:parent-style-name="Standard">
      <style:text-properties style:text-underline-style="none" officeooo:rsid="001bb557" officeooo:paragraph-rsid="001bb557"/>
    </style:style>
    <style:style style:name="T1" style:family="text">
      <style:text-properties officeooo:rsid="001b7c99"/>
    </style:style>
    <style:style style:name="T2" style:family="text">
      <style:text-properties officeooo:rsid="001bb5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lculation of Dimesions for Solar Thermal System</text:p>
      <text:p text:style-name="P1"/>
      <text:p text:style-name="P3">Apricus Solar Heater ETC-30: <text:span text:style-name="T1">2.84 m² (dimesnions: 2005x2196x136 mm)</text:span></text:p>
      <text:p text:style-name="P3"/>
      <text:p text:style-name="P3">Annual Solar Radiation: 5.44 kWh/<text:span text:style-name="T1">m2/</text:span>day (according to: pvwatts.nrel.gov/)</text:p>
      <text:p text:style-name="P3"/>
      <text:p text:style-name="P4">Efficency: 50%</text:p>
      <text:p text:style-name="P4"/>
      <text:p text:style-name="P5">5.44 * 2.85 * 0.5 = 7.7248 kWh per ETC-30</text:p>
      <text:p text:style-name="P5"/>
      <text:p text:style-name="P5">Energy Needs (http://processheatingservices.com/water-heating-time-calculator/):</text:p>
      <text:p text:style-name="P5"/>
      <text:p text:style-name="P5">Heating 200L of 20C Water to <text:span text:style-name="T2">6</text:span>0C <text:span text:style-name="T2">(delta 40)</text:span>: 9.37866 kWH</text:p>
      <text:p text:style-name="P5"/>
      <text:p text:style-name="P6">2 ETC-30, or other collectors of equivalent surface are sufficient to heat water in one container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9:23:39.838769832</meta:creation-date>
    <dc:date>2017-03-09T19:35:08.424816687</dc:date>
    <meta:editing-duration>PT10M57S</meta:editing-duration>
    <meta:editing-cycles>8</meta:editing-cycles>
    <meta:generator>LibreOffice/5.1.2.2$Linux_X86_64 LibreOffice_project/10m0$Build-2</meta:generator>
    <meta:document-statistic meta:table-count="0" meta:image-count="0" meta:object-count="0" meta:page-count="1" meta:paragraph-count="8" meta:word-count="67" meta:character-count="478" meta:non-whitespace-character-count="420"/>
  </office:meta>
</office:document-meta>
</file>